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968" officeooo:paragraph-rsid="00078968"/>
    </style:style>
    <style:style style:name="P2" style:family="paragraph" style:parent-style-name="Standard">
      <style:text-properties officeooo:rsid="00078968" officeooo:paragraph-rsid="000c1fd3"/>
    </style:style>
    <style:style style:name="P3" style:family="paragraph" style:parent-style-name="Standard">
      <style:text-properties officeooo:rsid="00078968" officeooo:paragraph-rsid="000d949b"/>
    </style:style>
    <style:style style:name="P4" style:family="paragraph" style:parent-style-name="Standard">
      <style:text-properties officeooo:rsid="00078968" officeooo:paragraph-rsid="0012152d"/>
    </style:style>
    <style:style style:name="P5" style:family="paragraph" style:parent-style-name="Standard">
      <style:text-properties officeooo:rsid="000ea6b0" officeooo:paragraph-rsid="000ea6b0"/>
    </style:style>
    <style:style style:name="P6" style:family="paragraph" style:parent-style-name="Standard">
      <style:text-properties officeooo:rsid="000ea6b0" officeooo:paragraph-rsid="000f06b2"/>
    </style:style>
    <style:style style:name="P7" style:family="paragraph" style:parent-style-name="Standard">
      <style:text-properties officeooo:rsid="00114a5c" officeooo:paragraph-rsid="00114a5c"/>
    </style:style>
    <style:style style:name="T1" style:family="text">
      <style:text-properties officeooo:rsid="000998d1"/>
    </style:style>
    <style:style style:name="T2" style:family="text">
      <style:text-properties officeooo:rsid="000b3911"/>
    </style:style>
    <style:style style:name="T3" style:family="text">
      <style:text-properties officeooo:rsid="000f06b2"/>
    </style:style>
    <style:style style:name="T4" style:family="text">
      <style:text-properties officeooo:rsid="00079e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/>select film_text.title</text:p>
      <text:p text:style-name="P1"><text:s text:c="5"/>from film_text inner join film_category on <text:s/>film_text.film_id=film_category.film_id </text:p>
      <text:p text:style-name="P2"><text:s text:c="29"/>inner join category on category.category_id=film_category.category_id </text:p>
      <text:p text:style-name="P2"><text:span text:style-name="T2"><text:s text:c="29"/>inner join film on film.film_id=film_text.film_id </text:span></text:p>
      <text:p text:style-name="P1"><text:s text:c="6"/>where film_category.category_id=(select category_id from category where name="Comedy") <text:s text:c="12"/><text:tab/> <text:s text:c="5"/><text:span text:style-name="T2">and film.rating=”PG-13”</text:span>;</text:p>
      <text:p text:style-name="P1"/>
      <text:p text:style-name="P1"/>
      <text:p text:style-name="P1">2.</text:p>
      <text:p text:style-name="P3"><text:s text:c="5"/>select title </text:p>
      <text:p text:style-name="P3"><text:s text:c="4"/>from film inner join film_category on film_category.film_id=film.film_id </text:p>
      <text:p text:style-name="P3"><text:s text:c="21"/>inner join <text:s/>category on category.category_id=film_category.category_id </text:p>
      <text:p text:style-name="P3"><text:s text:c="3"/>where film_category.category_id=(select category_id from category where name="horror") </text:p>
      <text:p text:style-name="P3"><text:s text:c="4"/>order by rental_rate desc limit 0,3;</text:p>
      <text:p text:style-name="P3"/>
      <text:p text:style-name="P7">3.<text:span text:style-name="T4">select first_name,last_name from customer <text:s/>inner join rental on customer.customer_id=rental.customer_id <text:s text:c="2"/>inner join inventory on rental.inventory_id=inventory.inventory_id <text:s/>inner join film on inventory.film_id=film.film_id <text:s text:c="2"/>inner join film_category on film.film_id=film_category.film_id <text:s/>inner join category on category.category_id=film_category.category_id <text:s text:c="2"/>inner join customer_list on customer.customer_id=customer_list.ID <text:s text:c="2"/>where film_category.category_id=(select category_id from category where name="Sports") and <text:s text:c="6"/>customer_list.country="India";</text:span></text:p>
      <text:p text:style-name="P7"/>
      <text:p text:style-name="P7"/>
      <text:p text:style-name="P7">4.</text:p>
      <text:p text:style-name="P4"><text:s text:c="4"/>select first_name,last_name </text:p>
      <text:p text:style-name="P4"><text:s text:c="4"/>from customer <text:s text:c="2"/></text:p>
      <text:p text:style-name="P4"><text:s text:c="3"/>inner join rental on customer.customer_id=rental.customer_id <text:s text:c="2"/></text:p>
      <text:p text:style-name="P4"><text:s text:c="4"/>inner join customer_list on customer_list.ID=customer.customer_id </text:p>
      <text:p text:style-name="P4"><text:s text:c="3"/>inner join inventory on rental.inventory_id=inventory.inventory_id </text:p>
      <text:p text:style-name="P4"><text:s text:c="3"/>inner join film_list on inventory.film_id=film_list.FID </text:p>
      <text:p text:style-name="P4"><text:s text:c="2"/>inner join film_actor on film_list.FID=film_actor.film_id </text:p>
      <text:p text:style-name="P4"><text:s text:c="2"/>where film_actor.actor_id =(select actor_id from actor where first_name="NICK" and <text:s text:c="3"/>last_name="WAHLBERG") and customer_list.country="Canada";</text:p>
      <text:p text:style-name="P3"/>
      <text:p text:style-name="P5"><text:span text:style-name="T3">5</text:span>.</text:p>
      <text:p text:style-name="P6"><text:s text:c="3"/>select count(*)</text:p>
      <text:p text:style-name="P6"><text:s text:c="3"/>from film_actor </text:p>
      <text:p text:style-name="P6"><text:s text:c="3"/>where actor_id=(select actor_id from actor where first_name="SEAN" and <text:s/>last_name = "WILLIAMS");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09:59:48.271076578</meta:creation-date>
    <dc:date>2020-02-24T12:12:36.850323499</dc:date>
    <meta:editing-duration>PT37M14S</meta:editing-duration>
    <meta:editing-cycles>5</meta:editing-cycles>
    <meta:generator>LibreOffice/6.1.6.3$Linux_X86_64 LibreOffice_project/10$Build-3</meta:generator>
    <meta:document-statistic meta:table-count="0" meta:image-count="0" meta:object-count="0" meta:page-count="1" meta:paragraph-count="25" meta:word-count="158" meta:character-count="1969" meta:non-whitespace-character-count="1634"/>
  </office:meta>
</office:document-meta>
</file>